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D0000005D5AA6CD8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style:font-name="Verdana1" fo:font-size="14pt" fo:font-weight="bold" style:font-size-asian="14pt" style:font-weight-asian="bold" style:font-size-complex="14pt" style:font-weight-complex="bold"/>
    </style:style>
    <style:style style:name="P3" style:family="paragraph" style:parent-style-name="Header">
      <style:text-properties style:font-name="Verdana1" fo:font-size="14pt" style:font-size-asian="14pt" style:font-size-complex="14pt"/>
    </style:style>
    <style:style style:name="P4" style:family="paragraph" style:parent-style-name="Header">
      <style:paragraph-properties fo:text-align="end" style:justify-single-word="false" fo:padding="0cm" fo:border-left="none" fo:border-right="none" fo:border-top="none" fo:border-bottom="0.06pt solid #000000" style:shadow="none"/>
      <style:text-properties style:font-name="Verdana1" fo:font-size="14pt" style:font-size-asian="14pt" style:font-size-complex="14pt"/>
    </style:style>
    <style:style style:name="P5" style:family="paragraph" style:parent-style-name="Footer">
      <style:paragraph-properties fo:padding="0cm" fo:border-left="none" fo:border-right="none" fo:border-top="0.06pt solid #000000" fo:border-bottom="none" style:shadow="none"/>
      <style:text-properties style:font-name="Verdana1" fo:font-size="8pt" style:font-size-asian="8pt" style:font-size-complex="8pt"/>
    </style:style>
    <style:style style:name="P6" style:family="paragraph" style:parent-style-name="Preformatted_20_Text">
      <style:paragraph-properties fo:margin-left="2.501cm" fo:margin-right="0cm" fo:text-indent="0cm" style:auto-text-indent="false"/>
    </style:style>
    <style:style style:name="P7" style:family="paragraph" style:parent-style-name="Footer">
      <style:paragraph-properties fo:padding="0cm" fo:border-left="none" fo:border-right="none" fo:border-top="0.06pt solid #000000" fo:border-bottom="none" style:shadow="none"/>
      <style:text-properties style:font-name="Verdana1" fo:font-size="8pt" style:font-size-asian="8pt" style:font-size-complex="8pt"/>
    </style:style>
    <style:style style:name="P8" style:family="paragraph" style:parent-style-name="Text_20_body" style:list-style-name="L1"/>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list-style-name="">
      <style:paragraph-properties fo:line-height="100%"/>
    </style:style>
    <style:style style:name="P11" style:family="paragraph" style:parent-style-name="Text_20_body" style:list-style-name="L1">
      <style:paragraph-properties fo:break-before="page"/>
    </style:style>
    <style:style style:name="P12" style:family="paragraph" style:parent-style-name="Heading_20_2">
      <style:text-properties fo:font-style="italic" fo:font-weight="bold" style:font-style-asian="italic" style:font-weight-asian="bold" style:font-style-complex="italic" style:font-weight-complex="bold"/>
    </style:style>
    <style:style style:name="P13" style:family="paragraph" style:parent-style-name="Preformatted_20_Text">
      <style:paragraph-properties fo:margin-left="1.251cm" fo:margin-right="0cm" fo:text-indent="0cm" style:auto-text-indent="false"/>
    </style:style>
    <style:style style:name="T1" style:family="text">
      <style:text-properties style:font-name="Verdana1" fo:font-size="14pt" fo:font-weight="bold" style:font-size-asian="14pt" style:font-weight-asian="bold" style:font-size-complex="14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Summary</text:h>
      <text:p text:style-name="P9">In this exercise, we'll add some more interesting content, and also add some more HTTP actions. We just heard about some of the types of URLs that we use, and some conventions that are generally followed. One example is that a URL /plays should return a list of the plays, while a URL of form /plays/1 should return something to do with the first play in that list. Let's see how we accomplish that in our application.</text:p>
      <text:h text:style-name="Heading_20_2" text:outline-level="2">Setup</text:h>
      <text:p text:style-name="Text_20_body">If you think you missed anything in the first exercise, copy the files from the git repository folder to your working folder.</text:p>
      <text:h text:style-name="Heading_20_2" text:outline-level="2">Steps</text:h>
      <text:list xml:id="list67043701" text:style-name="L1">
        <text:list-item>
          <text:p text:style-name="P8">To change what happens when we view the site in the browser, in the <text:span text:style-name="T2">annotated_shakespeare.rb</text:span> file, change the <text:span text:style-name="T2">get '/'</text:span> section to</text:p>
        </text:list-item>
      </text:list>
      <text:p text:style-name="P13"><text:s text:c="2"/>get '/' do</text:p>
      <text:p text:style-name="P13"><text:s text:c="4"/>@title = "Plays of William Shakespeare"</text:p>
      <text:p text:style-name="P13"><text:s text:c="4"/>@plays = {'julius' =&gt; 'Julius Caesar', 'richard' =&gt; 'Richard II'}</text:p>
      <text:p text:style-name="P13"><text:s text:c="4"/>erb :index</text:p>
      <text:p text:style-name="P13"><text:s text:c="2"/>end</text:p>
      <text:p text:style-name="P13"/>
      <text:p text:style-name="P13"><text:s text:c="2"/>get '/plays' do</text:p>
      <text:p text:style-name="P13"><text:s text:c="4"/>redirect to('/')</text:p>
      <text:p text:style-name="P13"><text:s text:c="2"/>end</text:p>
      <text:p text:style-name="P13"/>
      <text:p text:style-name="P13"><text:s text:c="2"/>get '/plays/:id' do</text:p>
      <text:p text:style-name="P13"><text:s text:c="4"/>plays = {'julius' =&gt; 'Julius Caesar', 'richard' =&gt; 'Richard II'}</text:p>
      <text:p text:style-name="P13"><text:s text:c="4"/>@play = plays[params[:id]]</text:p>
      <text:p text:style-name="P13"><text:s text:c="4"/>@title = @play</text:p>
      <text:p text:style-name="P13"><text:s text:c="4"/>@url_slug = params[:id]</text:p>
      <text:p text:style-name="P13"><text:s text:c="4"/>erb :play_index</text:p>
      <text:p text:style-name="P13"><text:s text:c="2"/>end</text:p>
      <text:p text:style-name="P13"/>
      <text:p text:style-name="P13"><text:s text:c="2"/>get '/plays/:id/act' do</text:p>
      <text:p text:style-name="P13"><text:s text:c="4"/>redirect to("/plays/#{params[:id]}")</text:p>
      <text:p text:style-name="P13"><text:s text:c="2"/>end</text:p>
      <text:p text:style-name="P13"/>
      <text:p text:style-name="P13"><text:s text:c="2"/>get '/plays/:id/act/:act_number' do</text:p>
      <text:p text:style-name="P13"><text:s text:c="4"/>plays = {'julius' =&gt; 'Julius Caesar', 'richard' =&gt; 'Richard II'}</text:p>
      <text:p text:style-name="P13"><text:s text:c="4"/>@play = plays[params[:id]]</text:p>
      <text:p text:style-name="P13"><text:s text:c="4"/>@act = params[:act_number]</text:p>
      <text:p text:style-name="P13"><text:s text:c="4"/>erb :show</text:p>
      <text:p text:style-name="P13"><text:s text:c="2"/>end</text:p>
      <text:p text:style-name="P10"/>
      <text:list xml:id="list1427874414" text:continue-numbering="true" text:style-name="L1">
        <text:list-item>
          <text:p text:style-name="P11">Change the content of the <text:span text:style-name="T2">views/index.erb</text:span> file to</text:p>
        </text:list-item>
      </text:list>
      <text:p text:style-name="P6">&lt;h1&gt;&lt;%= @title %&gt;&lt;/h1&gt;</text:p>
      <text:p text:style-name="P6">&lt;ul&gt;</text:p>
      <text:p text:style-name="P6"><text:s text:c="2"/>&lt;% @plays.each do |url_slug, title| %&gt;</text:p>
      <text:p text:style-name="P6"><text:s text:c="4"/>&lt;li&gt;&lt;a href="&lt;%= url("/plays/#{url_slug}") %&gt;"&gt;&lt;%= title %&gt;&lt;/a&gt;&lt;/li&gt;</text:p>
      <text:p text:style-name="P6"><text:s text:c="2"/>&lt;% end %&gt;</text:p>
      <text:p text:style-name="P6">&lt;/ul&gt;</text:p>
      <text:list xml:id="list707342197" text:continue-numbering="true" text:style-name="L1">
        <text:list-item>
          <text:p text:style-name="P8">Create a new file in the <text:span text:style-name="T2">views</text:span> folder, <text:span text:style-name="T2">play_index.erb</text:span>, with content</text:p>
        </text:list-item>
      </text:list>
      <text:p text:style-name="P6">&lt;h1&gt;&lt;%= @play %&gt;&lt;/h1&gt;</text:p>
      <text:p text:style-name="P6">&lt;p&gt;&lt;a href="&lt;%= url("/plays/#{@url_slug}/act/1") %&gt;"&gt;Act 1&lt;/a&gt;&lt;/p&gt;</text:p>
      <text:list xml:id="list382656511" text:continue-numbering="true" text:style-name="L1">
        <text:list-item>
          <text:p text:style-name="P8">Create a new file in the <text:span text:style-name="T2">views</text:span> folder, <text:span text:style-name="T2">show.erb</text:span>, with content</text:p>
        </text:list-item>
      </text:list>
      <text:p text:style-name="P6">&lt;h1&gt;&lt;%= @play %&gt;, Act &lt;%= @act %&gt;&lt;/h1&gt;</text:p>
      <text:list xml:id="list146278936" text:continue-numbering="true" text:style-name="L1">
        <text:list-item>
          <text:p text:style-name="P8">Run shotgun again, if you closed it down after the last exercise, and navigate to the same place: <text:a xlink:type="simple" xlink:href="http://localhost:9393/">http://localhost:9393</text:a>. What do you se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199cm" fo:margin-bottom="0.199cm" fo:line-height="100%" style:shadow="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2" style:display-name="Heading 2" style:family="paragraph" style:parent-style-name="Heading" style:next-style-name="Text_20_body" style:default-outline-level="2" style:class="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Verdana1" fo:font-size="14pt" fo:font-weight="bold" style:font-size-asian="14pt" style:font-weight-asian="bold" style:font-size-complex="14pt" style:font-weight-complex="bold"/>
    </style:style>
    <style:style style:name="MP3" style:family="paragraph" style:parent-style-name="Header">
      <style:text-properties style:font-name="Verdana1" fo:font-size="14pt" style:font-size-asian="14pt" style:font-size-complex="14pt"/>
    </style:style>
    <style:style style:name="MP4" style:family="paragraph" style:parent-style-name="Header">
      <style:paragraph-properties fo:text-align="end" style:justify-single-word="false" fo:padding="0cm" fo:border-left="none" fo:border-right="none" fo:border-top="none" fo:border-bottom="0.06pt solid #000000" style:shadow="none"/>
      <style:text-properties style:font-name="Verdana1" fo:font-size="14pt" style:font-size-asian="14pt" style:font-size-complex="14pt"/>
    </style:style>
    <style:style style:name="MP5" style:family="paragraph" style:parent-style-name="Footer">
      <style:paragraph-properties fo:padding="0cm" fo:border-left="none" fo:border-right="none" fo:border-top="0.06pt solid #000000" fo:border-bottom="none" style:shadow="none"/>
      <style:text-properties style:font-name="Verdana1" fo:font-size="8pt" style:font-size-asian="8pt" style:font-size-complex="8pt"/>
    </style:style>
    <style:style style:name="MT1" style:family="text">
      <style:text-properties style:font-name="Verdana1" fo:font-size="14pt" fo:font-weight="bold"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paragraph" svg:x="-0.071cm" svg:y="0cm" svg:width="3.411cm" svg:height="2.249cm" draw:z-index="1"><draw:image xlink:href="Pictures/100000000000008D0000005D5AA6CD80.jpg" xlink:type="simple" xlink:show="embed" xlink:actuate="onLoad"/></draw:frame><text:tab/><text:span text:style-name="MT1">XML Summer School 2012</text:span></text:p>
        <text:p text:style-name="MP2">Practical Web Applications</text:p>
        <text:p text:style-name="MP3"/>
        <text:p text:style-name="MP4"><text:tab/>Exercise 2</text:p>
      </style:header>
      <style:footer>
        <text:p text:style-name="MP5">XML Summer School 2012<text:tab/>Practical Web Applications<text:tab/>Exercise 2</text:p>
        <text:p text:style-name="MP5">Copyright Lauren Wood, Matt Patterson, Norm Walsh, Paul Downey CC-BY-NC-SA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Chelsom</meta:initial-creator>
    <meta:creation-date>2009-08-13T16:04:39</meta:creation-date>
    <dc:date>2012-09-12T14:09:15</dc:date>
    <dc:creator>Lauren </dc:creator>
    <meta:editing-duration>P2DT22H8M46S</meta:editing-duration>
    <meta:editing-cycles>46</meta:editing-cycles>
    <meta:generator>LibreOffice/3.5$MacOSX_x86 LibreOffice_project/e0fbe70-dcba98b-297ab39-994e618-0f858f0</meta:generator>
    <meta:printed-by>John Chelsom</meta:printed-by>
    <meta:print-date>2009-09-17T11:27:06</meta:print-date>
    <meta:document-statistic meta:table-count="0" meta:image-count="1" meta:object-count="0" meta:page-count="2" meta:paragraph-count="48" meta:word-count="327" meta:character-count="2115" meta:non-whitespace-character-count="1755"/>
  </office:meta>
</office:document-meta>
</file>